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87c" officeooo:paragraph-rsid="001c187c"/>
    </style:style>
    <style:style style:name="P2" style:family="paragraph" style:parent-style-name="Standard">
      <style:text-properties officeooo:rsid="001de733" officeooo:paragraph-rsid="001de733"/>
    </style:style>
    <style:style style:name="T1" style:family="text">
      <style:text-properties officeooo:rsid="001cc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cribe <text:span text:style-name="T1">Equations &amp; </text:span>Problems</text:p>
      <text:p text:style-name="P1"><text:tab/>Dr. GreenSite</text:p>
      <text:p text:style-name="P1"><text:tab/>Intro to Quantum Mechanics, Griffith</text:p>
      <text:p text:style-name="P1"><text:tab/>Intro to Quantum Mechanics, S. M. Blinder</text:p>
      <text:p text:style-name="P1"><text:tab/>Intro to Quantum Mechanics, Liboff </text:p>
      <text:p text:style-name="P1"><text:tab/>Intro to Quantum Mechanics, John Dirk</text:p>
      <text:p text:style-name="P1"><text:tab/>Quantum Mechanics, Schaums</text:p>
      <text:p text:style-name="P1"><text:tab/>Modern Quantum Mechanics, Haoze</text:p>
      <text:p text:style-name="P1"><text:tab/>Quantum Physics, Robert Eisberg</text:p>
      <text:p text:style-name="P1"><text:tab/>Quantum Physics, J. S. Townsend</text:p>
      <text:p text:style-name="P1"/>
      <text:p text:style-name="P1">Topics</text:p>
      <text:p text:style-name="P1"><text:tab/>Create a List of Topics</text:p>
      <text:p text:style-name="P1"><text:tab/>Organize Topics into Groups</text:p>
      <text:p text:style-name="P1"><text:tab/>Create Topic Documents</text:p>
      <text:p text:style-name="P1"><text:tab/>Sort Questions into Problems Documents</text:p>
      <text:p text:style-name="P1"><text:tab/>Build Equations Documents</text:p>
      <text:p text:style-name="P1"><text:tab/>Describe Equations in Discussion Documents</text:p>
      <text:p text:style-name="P1"/>
      <text:p text:style-name="P2">Export Documents</text:p>
      <text:p text:style-name="P2"><text:tab/>Print all three document types</text:p>
      <text:p text:style-name="P2"><text:tab/>Export to PDF documents</text:p>
      <text:p text:style-name="P2"><text:tab/>Export to Mobile Reader Formats</text:p>
      <text:p text:style-name="P2"/>
      <text:p text:style-name="P2">Review, Proof, and Expand</text:p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2:55:34.602213766</meta:creation-date>
    <dc:date>2024-05-15T13:14:32.965531220</dc:date>
    <meta:editing-duration>PT18M59S</meta:editing-duration>
    <meta:editing-cycles>3</meta:editing-cycles>
    <meta:generator>LibreOffice/7.5.9.2$Linux_X86_64 LibreOffice_project/50$Build-2</meta:generator>
    <meta:print-date>2024-05-15T13:14:30.095634010</meta:print-date>
    <meta:document-statistic meta:table-count="0" meta:image-count="0" meta:object-count="0" meta:page-count="1" meta:paragraph-count="23" meta:word-count="91" meta:character-count="639" meta:non-whitespace-character-count="550"/>
  </office:meta>
</office:document-meta>
</file>